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60aa" officeooo:paragraph-rsid="001560a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fe22" officeooo:paragraph-rsid="0015fe2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b7517" officeooo:paragraph-rsid="001b75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c29e9" officeooo:paragraph-rsid="001c29e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c5fec" officeooo:paragraph-rsid="001c5f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3687" officeooo:paragraph-rsid="001e368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8f8e" officeooo:paragraph-rsid="001e8f8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20194a" officeooo:paragraph-rsid="0020194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2184ec" officeooo:paragraph-rsid="002184e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2462c8" officeooo:paragraph-rsid="002462c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20pt" officeooo:rsid="0006884d" officeooo:paragraph-rsid="0006884d" style:font-size-asian="20pt" style:font-size-complex="20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b467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b4679" officeooo:paragraph-rsid="000b467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ec1bb" officeooo:paragraph-rsid="00101a7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127878" officeooo:paragraph-rsid="0012787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margin-top="2cm" fo:margin-bottom="0cm" loext:contextual-spacing="false" fo:orphans="2" fo:widows="2" fo:text-indent="0cm" style:auto-text-indent="false" style:writing-mod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24292e" fo:letter-spacing="normal" fo:font-style="normal" officeooo:rsid="0005196a"/>
    </style:style>
    <style:style style:name="T4" style:family="text">
      <style:text-properties fo:font-variant="normal" fo:text-transform="none" fo:color="#24292e" fo:letter-spacing="normal" fo:font-style="normal" officeooo:rsid="001b7517"/>
    </style:style>
    <style:style style:name="T5" style:family="text">
      <style:text-properties fo:font-variant="normal" fo:text-transform="none" fo:color="#24292e" fo:letter-spacing="normal" fo:font-style="normal" officeooo:rsid="001e8f8e"/>
    </style:style>
    <style:style style:name="T6" style:family="text">
      <style:text-properties fo:font-variant="normal" fo:text-transform="none" fo:color="#24292e" fo:letter-spacing="normal" fo:font-style="normal" officeooo:rsid="001fa3d5"/>
    </style:style>
    <style:style style:name="T7" style:family="text">
      <style:text-properties fo:font-variant="normal" fo:text-transform="none" fo:color="#24292e" fo:letter-spacing="normal" fo:font-style="normal" officeooo:rsid="00235be7"/>
    </style:style>
    <style:style style:name="T8" style:family="text">
      <style:text-properties fo:font-variant="normal" fo:text-transform="none" fo:color="#24292e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24292e" fo:font-size="12pt" fo:letter-spacing="normal" fo:font-style="normal" fo:font-weight="normal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4292e" fo:font-size="12pt" fo:letter-spacing="normal" fo:font-style="normal" fo:font-weight="normal" officeooo:rsid="00070209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072534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08e4fc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09b54b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0b4679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4292e" fo:font-size="12pt" fo:letter-spacing="normal" fo:font-style="normal" fo:font-weight="normal" officeooo:rsid="000ec1bb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fo:font-size="12pt" fo:letter-spacing="normal" fo:font-style="normal" fo:font-weight="normal" officeooo:rsid="00101a72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fo:font-size="12pt" fo:letter-spacing="normal" fo:font-style="normal" fo:font-weight="normal" officeooo:rsid="00110327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fo:font-size="12pt" fo:letter-spacing="normal" fo:font-style="normal" fo:font-weight="normal" officeooo:rsid="00127878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fo:font-size="12pt" fo:letter-spacing="normal" fo:font-style="normal" fo:font-weight="normal" officeooo:rsid="0012c7ca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fo:font-size="12pt" fo:letter-spacing="normal" fo:font-style="normal" fo:font-weight="normal" officeooo:rsid="001438f8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fo:font-size="12pt" fo:letter-spacing="normal" fo:font-style="normal" fo:font-weight="normal" officeooo:rsid="0014e8de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Rendszerterv<text:line-break/></text:span><text:span text:style-name="T8">The Snail Sale</text:span></text:p>
      <text:p text:style-name="P18"><text:span text:style-name="T1">-A rendszer célja</text:span></text:p>
      <text:p text:style-name="P12"><text:span text:style-name="T1">-Üzleti folyamatok modellje</text:span></text:p>
      <text:p text:style-name="P12"><text:span text:style-name="T1">-Követelmények </text:span></text:p>
      <text:p text:style-name="P12"><text:span text:style-name="T1">-Funkcionális terv </text:span></text:p>
      <text:p text:style-name="P12"><text:span text:style-name="T1">-Fizikai környezet </text:span></text:p>
      <text:p text:style-name="P13"><text:span text:style-name="T1">-Absztrakt domain modell </text:span></text:p>
      <text:p text:style-name="P13"><text:span text:style-name="T3">-</text:span><text:span text:style-name="T1">Architekturális terv</text:span> </text:p>
      <text:p text:style-name="P13"><text:span text:style-name="T1">-Adatbázis terv<text:line-break/><text:tab/></text:span><text:span text:style-name="T10">Programunk a tárolandó adatokat, online adatbázisban fogja tárolni. Online felületnek a phpmyadmint fogjuk használni. <text:s/></text:span><text:span text:style-name="T11">Tesztelési fázi</text:span><text:span text:style-name="T17">s</text:span><text:span text:style-name="T11">ban, egyelőre mindenki offline, saját gépén elérhető adatbázist használjon, amit egy központi adatbázisból fogunk exportálni, </text:span><text:span text:style-name="T12">így elkerülendő bárminemű, nem kívánt módosítás a központi adatbázisban.</text:span></text:p>
      <text:p text:style-name="P14"><text:span text:style-name="T12"><text:tab/></text:span><text:span text:style-name="T13">Az adatbázis felépítésénél ügyeljünk a megrendelő kérésére. Azaz legyen elkülönítve a regisztrált felhasználók, a vásárlások, illetve az áruk adatai, egy-egy különálló táblában. </text:span></text:p>
      <text:p text:style-name="P14"><text:span text:style-name="T13"><text:tab/></text:span><text:span text:style-name="T14">A táblák a következőek legyenek:</text:span></text:p>
      <text:p text:style-name="P14"><text:span text:style-name="T14">-"</text:span><text:span text:style-name="T15">users</text:span><text:span text:style-name="T14">", </text:span></text:p>
      <text:p text:style-name="P14"><text:span text:style-name="T14">-"</text:span><text:span text:style-name="T15">goods</text:span><text:span text:style-name="T14">",</text:span></text:p>
      <text:p text:style-name="P14"><text:span text:style-name="T14">-"</text:span><text:span text:style-name="T15">orders</text:span><text:span text:style-name="T14">".</text:span></text:p>
      <text:p text:style-name="P14"><text:span text:style-name="T14"/></text:p>
      <text:p text:style-name="P15"><text:span text:style-name="T9">A "</text:span><text:span text:style-name="T15">users</text:span><text:span text:style-name="T9">" táblában fogjuk tárolni a regisztrált felhasználók adatait. Tárolandó adatok: felhasználó neve, e-mail címe, és jelszava titkosítva. </text:span></text:p>
      <text:p text:style-name="P16"><text:span text:style-name="T9"><text:tab/>A tábla </text:span><text:span text:style-name="T18">oszlopai</text:span><text:span text:style-name="T9">: </text:span></text:p>
      <text:p text:style-name="P16"><text:span text:style-name="T16">-</text:span><text:span text:style-name="T9">"username"-felhasználó név, elsődleges kulcs, </text:span><text:span text:style-name="T19">külső kulcs az "order" táblához, </text:span><text:span text:style-name="T20">egyedi, </text:span><text:span text:style-name="T21">nem lehet üres, </text:span><text:span text:style-name="T9">varchar2, </text:span><text:span text:style-name="T18">64</text:span><text:span text:style-name="T9"> karakter hosszú.</text:span></text:p>
      <text:p text:style-name="P17"><text:span text:style-name="T9">-"email"-e-mail cím, varchar2, </text:span><text:span text:style-name="T21">egyedi, nem lehet üres, </text:span><text:span text:style-name="T9">64 karakter hosszú.</text:span></text:p>
      <text:p text:style-name="P1"><text:span text:style-name="T1">-"password"-jelszó, nem lehet üres, varchar2 64 karakter hosszú, MD5 titkosított.</text:span></text:p>
      <text:p text:style-name="P1"><text:span text:style-name="T1"/></text:p>
      <text:p text:style-name="P2"><text:span text:style-name="T1">A "goods" táblában fogjuk tárolni, az áruk adatait.</text:span></text:p>
      <text:p text:style-name="P2"><text:span text:style-name="T1">Tárolandó adatok:elérhető mennyiség, név, ár, cikkszám, </text:span><text:span text:style-name="T4">értékelés.</text:span></text:p>
      <text:p text:style-name="P3"><text:span text:style-name="T1">-"quantity"-elérhető mennyiség, number, 4 karakter hosszú, nem lehet üres.</text:span></text:p>
      <text:p text:style-name="P3"><text:span text:style-name="T1">-"name"-név, egyedi, nem lehet üres, varchar2 32 karakter hosszú.</text:span></text:p>
      <text:p text:style-name="P4"><text:span text:style-name="T1">-"price"-ár, nem lehet üres, number 6 karakter hosszú.</text:span></text:p>
      <text:p text:style-name="P4"><text:span text:style-name="T1">-"number"-cikkszám, elsődleges kulcs, egyedi, nem lehet üres, varchar2 64 karakter hosszú.</text:span></text:p>
      <text:p text:style-name="P5"><text:span text:style-name="T1">-"rating"-értékelés, number 1 karakter hosszú.</text:span></text:p>
      <text:p text:style-name="P5"><text:span text:style-name="T1"/></text:p>
      <text:p text:style-name="P6"><text:span text:style-name="T1">Az "orders" táblában fogjuk tárolni a leadott rendeléseket.</text:span></text:p>
      <text:p text:style-name="P6"><text:soft-page-break/><text:span text:style-name="T1">Tárolandó adatok: megrendelő neve, felhasználó neve, telefonszáma, szállítási címe, e-mail címe, fizetési módszere, szállítási módszer, rendelt áruk, rendelés száma.</text:span></text:p>
      <text:p text:style-name="P6"><text:span text:style-name="T1">-"name"-név, nem lehet üres, varhcar2, 64 karakter hosszú.</text:span></text:p>
      <text:p text:style-name="P6"><text:span text:style-name="T1">-"username"-felhasználó neve, külős kulcs a "users" táblához, </text:span><text:span text:style-name="T5">nem lehet üres,</text:span><text:span text:style-name="T1"> varchar2 64 karakter hosszú.</text:span></text:p>
      <text:p text:style-name="P7"><text:span text:style-name="T1">-"phone"-telefonszám, number 11 karakter hosszú, nem lehet üres.</text:span></text:p>
      <text:p text:style-name="P7"><text:span text:style-name="T1">-"address"-szállítási cím, varchar2 64 karakter, nem lehet üres.</text:span></text:p>
      <text:p text:style-name="P7"><text:span text:style-name="T1">-"email"-e-mail, varchar2 64 karakter hosszú, nem lehet üres.</text:span></text:p>
      <text:p text:style-name="P7"><text:span text:style-name="T1">-"payment_method"-fizetési módszer, nem lehet üres, varchar2 32 karakter hosszú.</text:span></text:p>
      <text:p text:style-name="P7"><text:span text:style-name="T1">-"shipment_method"-szállítási módszer, nem lehet üres, varchar2 32 karakter hoss</text:span><text:span text:style-name="T6">zú</text:span><text:span text:style-name="T1">.</text:span></text:p>
      <text:p text:style-name="P8"><text:span text:style-name="T1">-"goods"-rendelt áruk, nem lehet üres, number 324 karakter hosszú. Az áruk cikkszámait tárolja ","-vel elválasztva, maximum 5 áru tárolására alkalmas.</text:span></text:p>
      <text:p text:style-name="P9"><text:span text:style-name="T1">-"tracking_number"-rendelés száma, egyedi, elsődleges kulcs, nem lehet üres, number 6karakter hosszú.</text:span></text:p>
      <text:p text:style-name="P9"><text:span text:style-name="T1"/></text:p>
      <text:p text:style-name="P10"><text:span text:style-name="T1">Az adatbázisról megtalálható egy diagram az alábbi címen:<text:line-break/>&lt;LINK&gt;</text:span></text:p>
      <text:p text:style-name="P13"><text:span text:style-name="T1">-Implementációs terv</text:span> </text:p>
      <text:p text:style-name="P13"><text:span text:style-name="T1">-Tesztterv</text:span> </text:p>
      <text:p text:style-name="P13"><text:span text:style-name="T1">-Telepítési terv</text:span> </text:p>
      <text:p text:style-name="P13"><text:span text:style-name="T1">-Karbantartási terv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47S</meta:editing-duration>
    <meta:editing-cycles>30</meta:editing-cycles>
    <meta:generator>LibreOffice/5.3.0.3$Windows_x86 LibreOffice_project/7074905676c47b82bbcfbea1aeefc84afe1c50e1</meta:generator>
    <dc:date>2019-11-02T15:58:48.414000000</dc:date>
    <meta:document-statistic meta:table-count="0" meta:image-count="0" meta:object-count="0" meta:page-count="2" meta:paragraph-count="42" meta:word-count="344" meta:character-count="2782" meta:non-whitespace-character-count="2462"/>
    <meta:user-defined meta:name="Info 1"/>
    <meta:user-defined meta:name="Info 2"/>
    <meta:user-defined meta:name="Info 3"/>
    <meta:user-defined meta:name="Info 4"/>
  </office:meta>
</office:document-meta>
</file>